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c7c" officeooo:paragraph-rsid="0015ac7c"/>
    </style:style>
    <style:style style:name="T1" style:family="text">
      <style:text-properties officeooo:rsid="0015a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RESENTATION</text:span></text:p>
      <text:p text:style-name="Standard"/>
      <text:p text:style-name="P1">INTRO Emotional explanation (how was the idea at the beginning) (Klara) 5 min max</text:p>
      <text:p text:style-name="P1"><text:tab/>What is collectivity? Why did I think of it?</text:p>
      <text:p text:style-name="P1"><text:tab/>How should it work? Two features, timebanks and freebies</text:p>
      <text:p text:style-name="P1"><text:tab/>Why did we want to build this?</text:p>
      <text:p text:style-name="P1"/>
      <text:p text:style-name="P1">TECHNICAL DEV How we went from the idea to the actual project, what changed, DB, structure, messaging to email, etc <text:s/>(Elise) 3min max </text:p>
      <text:p text:style-name="P1"/>
      <text:p text:style-name="P1">USER JOURNEY 12 min max </text:p>
      <text:p text:style-name="P1"><text:tab/><text:tab/>– Registration (Klara) </text:p>
      <text:p text:style-name="P1"><text:tab/><text:tab/>- Freebies (Max)</text:p>
      <text:p text:style-name="P1"><text:tab/><text:tab/>- TimeBanks (Klara)</text:p>
      <text:p text:style-name="P1"><text:tab/><text:tab/>- User Page (Leena)</text:p>
      <text:p text:style-name="P1"><text:tab/><text:tab/>-Design (Leena) </text:p>
      <text:p text:style-name="P1">CLOSING (Max) Project data, participation, thanks <text:s/>and call to action (can contribute to the code OPEN SOURCE PROJECT or donate or hire me ) <text:s/>5 min max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11:25.147872328</meta:creation-date>
    <dc:date>2019-06-11T15:17:58.517603278</dc:date>
    <meta:editing-duration>PT6M3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9" meta:character-count="642" meta:non-whitespace-character-count="521"/>
  </office:meta>
</office:document-meta>
</file>